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sans-serif" fo:font-size="11pt" style:font-size-asian="11pt" style:font-size-complex="11pt"/>
    </style:style>
    <style:style style:name="P3" style:family="paragraph" style:parent-style-name="Standard">
      <style:text-properties style:font-name="sans-serif" fo:font-size="11pt" officeooo:rsid="0010b6c2" officeooo:paragraph-rsid="0010b6c2" style:font-size-asian="11pt" style:font-size-complex="11pt"/>
    </style:style>
    <style:style style:name="P4" style:family="paragraph" style:parent-style-name="Standard">
      <style:text-properties style:font-name="sans-serif" fo:font-size="11pt" officeooo:rsid="000f8361" officeooo:paragraph-rsid="000f8361" style:font-size-asian="11pt" style:font-size-complex="11pt"/>
    </style:style>
    <style:style style:name="P5" style:family="paragraph" style:parent-style-name="Standard">
      <style:text-properties officeooo:rsid="0013b269" officeooo:paragraph-rsid="0013b269"/>
    </style:style>
    <style:style style:name="P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13b269" officeooo:paragraph-rsid="0013b269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paragraph-rsid="0013b269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text-properties fo:font-size="11pt" officeooo:rsid="0013b269" officeooo:paragraph-rsid="0013b269" style:font-size-asian="11pt" style:font-size-complex="11pt"/>
    </style:style>
    <style:style style:name="P11" style:family="paragraph" style:parent-style-name="Standard">
      <style:text-properties fo:font-size="11pt" officeooo:paragraph-rsid="0013b269" style:font-size-asian="11pt" style:font-size-complex="11pt"/>
    </style:style>
    <style:style style:name="P12" style:family="paragraph" style:parent-style-name="Standard">
      <style:text-properties fo:font-size="11pt" officeooo:rsid="000df16d" officeooo:paragraph-rsid="000df16d" style:font-size-asian="11pt" style:font-size-complex="11pt"/>
    </style:style>
    <style:style style:name="P13" style:family="paragraph" style:parent-style-name="Standard">
      <style:text-properties fo:font-size="11pt" fo:font-weight="normal" officeooo:rsid="0013b37e" officeooo:paragraph-rsid="0013b37e" style:font-size-asian="11pt" style:font-weight-asian="normal" style:font-size-complex="11pt" style:font-weight-complex="normal"/>
    </style:style>
    <style:style style:name="P14" style:family="paragraph" style:parent-style-name="Standard">
      <style:text-properties officeooo:rsid="0013eff5" officeooo:paragraph-rsid="0013eff5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5pt"/>
    </style:style>
    <style:style style:name="T3" style:family="text">
      <style:text-properties style:font-name="sans-serif" fo:font-size="15pt" officeooo:rsid="000dcb4d"/>
    </style:style>
    <style:style style:name="T4" style:family="text">
      <style:text-properties style:font-name="sans-serif" fo:font-size="15pt" officeooo:rsid="000f8361"/>
    </style:style>
    <style:style style:name="T5" style:family="text">
      <style:text-properties style:font-name="sans-serif" fo:font-size="15pt" officeooo:rsid="0010b6c2"/>
    </style:style>
    <style:style style:name="T6" style:family="text">
      <style:text-properties style:font-name="sans-serif" fo:font-size="15pt" officeooo:rsid="0013b269"/>
    </style:style>
    <style:style style:name="T7" style:family="text">
      <style:text-properties style:font-name="sans-serif" officeooo:rsid="0010b6c2"/>
    </style:style>
    <style:style style:name="T8" style:family="text">
      <style:text-properties style:font-name="sans-serif" officeooo:rsid="0013b269"/>
    </style:style>
    <style:style style:name="T9" style:family="text">
      <style:text-properties style:font-name="sans-serif" officeooo:rsid="000dcb4d"/>
    </style:style>
    <style:style style:name="T10" style:family="text">
      <style:text-properties style:font-name="sans-serif" officeooo:rsid="000f8361"/>
    </style:style>
    <style:style style:name="T11" style:family="text">
      <style:text-properties officeooo:rsid="0013b269"/>
    </style:style>
    <style:style style:name="T12" style:family="text">
      <style:text-properties style:font-name="monospace" officeooo:rsid="0010b6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emoria práctica 2 – Juan Martín y David Palomo</text:p>
      <text:p text:style-name="Standard"/>
      <text:p text:style-name="P8"><text:span text:style-name="T11">2. </text:span><text:span text:style-name="T1">¿Qué mensajes imprime cada hijo? ¿Por qué?</text:span></text:p>
      <text:p text:style-name="P11"><text:span text:style-name="T1"/></text:p>
      <text:p text:style-name="P11"><text:span text:style-name="T8">Cada hijo imprime “Soy el proceso hijo” y su pid. Esto se debe a que el padre despierta</text:span><text:span text:style-name="T1"> antes de que se despierte el hijo y lo mata </text:span><text:span text:style-name="T8">m</text:span><text:span text:style-name="T1">ientras este esta </text:span><text:span text:style-name="T8">durmiendo todavía, lo que impide que imprima su segundo mensaje.</text:span></text:p>
      <text:p text:style-name="P11"><text:span text:style-name="T8"/></text:p>
      <text:p text:style-name="P9"/>
      <text:p text:style-name="P6"><text:span text:style-name="T9">3</text:span><text:span text:style-name="T1">.Dado el código de ejemplo anterior, contesta a las siguientes cuestiones:</text:span></text:p>
      <text:p text:style-name="P1"/>
      <text:p text:style-name="P3">a) Si recibe SIGINT, se llama a la función manejador.</text:p>
      <text:p text:style-name="P3"/>
      <text:p text:style-name="P3">b) Aparece al llamar a la función manejador.</text:p>
      <text:p text:style-name="P2"/>
      <text:p text:style-name="P4">c) Si no tienes un manejador propio se utiliza el manejador por defecto.</text:p>
      <text:p text:style-name="P4"/>
      <text:p text:style-name="P12"><text:span text:style-name="T1">d) </text:span><text:span text:style-name="T10">(Modificar código y poner captura)</text:span><text:span text:style-name="T1"> </text:span><text:span text:style-name="T7">Para que el manejador capture SIGKILL, intercambiamos SIGINT por SIGKILL en la llamada a sigaction. </text:span><text:span text:style-name="T1">La señal sigkill no se puede capturar, es por eso que nunca entra en ese condiciona</text:span><text:span text:style-name="T7">l y nunca se imprimirá el texto.</text:span></text:p>
      <text:p text:style-name="P12"><text:span text:style-name="T7"/></text:p>
      <text:p text:style-name="P12"><text:span text:style-name="T7"/></text:p>
      <text:p text:style-name="P7"><text:span text:style-name="T7">6. ¿QUE SUCEDE CUANDO EL HIJO RECIBE LA SEÑAL DE ALARMA?</text:span></text:p>
      <text:p text:style-name="P7"><text:span text:style-name="T7"/></text:p>
      <text:p text:style-name="P10"><text:span text:style-name="T7">- El hijo hace contador y no le interrumpen porque bloquea las señales.</text:span></text:p>
      <text:p text:style-name="P5"><text:span text:style-name="T5"/></text:p>
      <text:p text:style-name="P5"><text:span text:style-name="T5"/></text:p>
      <text:p text:style-name="P7"><text:span text:style-name="T7">8.</text:span></text:p>
      <text:p text:style-name="P7"><text:span text:style-name="T7">a)¿Qué pasa cuando </text:span><text:span text:style-name="T12">SECS=0</text:span><text:span text:style-name="T7"> y </text:span><text:span text:style-name="T12">N_READ=1</text:span><text:span text:style-name="T7">? ¿Se producen lecturas? ¿Se producen escrituras?¿Por qué?</text:span></text:p>
      <text:p text:style-name="P7"><text:span text:style-name="T7"/></text:p>
      <text:p text:style-name="P10"><text:span text:style-name="T7">S</text:span><text:span text:style-name="T1">e <text:s/>crea sólo un proceso hijo, lo que significa que aunque no tengan sleep se intercalan los procesos de lectura y escritura sin problemas.</text:span></text:p>
      <text:p text:style-name="P5"><text:span text:style-name="T5"/></text:p>
      <text:p text:style-name="P5"><text:span text:style-name="T5"/></text:p>
      <text:p text:style-name="P7"><text:span text:style-name="T7">b)¿Qué pasa cuando </text:span><text:span text:style-name="T12">SECS=1</text:span><text:span text:style-name="T7"> y </text:span><text:span text:style-name="T12">N_READ=10</text:span><text:span text:style-name="T7">? ¿Se producen lecturas? ¿Se producen escrituras?¿Por qué?</text:span></text:p>
      <text:p text:style-name="P7"><text:span text:style-name="T7"/></text:p>
      <text:p text:style-name="P13"><text:span text:style-name="T7">S</text:span><text:span text:style-name="T1">ucede que los 10 procesos lectores ejecutan la rutina lectura pero gracias al segundo que hay en el sleep le da tiempo a proceso padre a ejecutar la rutina de escritura.</text:span></text:p>
      <text:p text:style-name="P5"><text:span text:style-name="T5"/></text:p>
      <text:p text:style-name="P5"><text:span text:style-name="T5"/></text:p>
      <text:p text:style-name="P7"><text:span text:style-name="T7">c)¿Qué pasa cuando </text:span><text:span text:style-name="T12">SECS=0</text:span><text:span text:style-name="T7"> y </text:span><text:span text:style-name="T12">N_READ=10</text:span><text:span text:style-name="T7">? ¿Se producen lecturas? ¿Se producen escrituras?¿Por qué?</text:span></text:p>
      <text:p text:style-name="P7"><text:span text:style-name="T7"/></text:p>
      <text:p text:style-name="P13"><text:span text:style-name="T7">L</text:span><text:span text:style-name="T1">os 10 procesos lectores se ejecutan con normalidad, sin embargo esta vez no realizan un sleep tras la rutina de lectura con lo que no dan tiempo al proceso padre a ejecutar la rutina de escritura. Sólo se producen lecturas.</text:span></text:p>
      <text:p text:style-name="P5"><text:span text:style-name="T5"/></text:p>
      <text:p text:style-name="P5"><text:span text:style-name="T5"/></text:p>
      <text:p text:style-name="P7"><text:soft-page-break/><text:span text:style-name="T7">d)¿Qué pasa si los procesos escritores/lectores no duermen nada entre escrituras/lecturas (si se elimina totalmente el </text:span><text:span text:style-name="T12">sleep</text:span><text:span text:style-name="T7"> del bucle)? ¿Se producen lecturas? ¿Se producen escrituras?¿Por qué?</text:span></text:p>
      <text:p text:style-name="P7"><text:span text:style-name="T7"/></text:p>
      <text:p text:style-name="P13"><text:span text:style-name="T7">A</text:span><text:span text:style-name="T1">l eliminar totalmente los sleeps solo se intercalaran rutinas de lectura/escritura si hay un proceso lector y otro escritor ya que cuando termine el proceso lector subirá el semáforo de escritura y el proceso escritor comenzará. </text:span></text:p>
      <text:p text:style-name="P13"><text:span text:style-name="T1">Si hay varios procesos de lectura lo más probable es que no se ejecute nunca la rutina de escritura dado que los procesos de lectura se van a ejecutar uno detrás de otro sin parar. (no sé si es posible que se de que todos los procesos de lectura se ejecuten justo a la vez, posibilitando la escritura, por eso he puesto “lo más probable”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25:35.958541336</meta:creation-date>
    <meta:generator>LibreOffice/6.0.7.3$Linux_X86_64 LibreOffice_project/00m0$Build-3</meta:generator>
    <dc:date>2019-03-27T18:25:20.037493042</dc:date>
    <meta:editing-duration>PT38M18S</meta:editing-duration>
    <meta:editing-cycles>4</meta:editing-cycles>
    <meta:document-statistic meta:table-count="0" meta:image-count="0" meta:object-count="0" meta:page-count="2" meta:paragraph-count="20" meta:word-count="428" meta:character-count="2511" meta:non-whitespace-character-count="2100"/>
  </office:meta>
</office:document-meta>
</file>